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3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Configuration</text:p>
          </table:table-cell>
          <table:table-cell office:value-type="string" table:style-name="ce1">
            <text:p>psi'(r)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B00^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7X-EIM</text:p>
          </table:table-cell>
          <table:table-cell office:value-type="float" office:value="0.52370000000000005" table:style-name="ce1">
            <text:p>0.5237</text:p>
          </table:table-cell>
          <table:table-cell office:value-type="float" office:value="2.4310999999999998" table:style-name="ce1">
            <text:p>2.4311</text:p>
          </table:table-cell>
          <table:table-cell office:value-type="float" office:value="0.86156196295589083" table:formula="of:=4512/5237" table:style-name="ce1">
            <text:p>0.861561963</text:p>
          </table:table-cell>
          <table:table-cell office:value-type="float" office:value="5.9102472099999988" table:formula="of:=[.C2]^2" table:style-name="ce1">
            <text:p>5.910247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7X-KJM</text:p>
          </table:table-cell>
          <table:table-cell office:value-type="float" office:value="0.51319999999999999" table:style-name="ce1">
            <text:p>0.5132</text:p>
          </table:table-cell>
          <table:table-cell office:value-type="float" office:value="2.5003000000000002" table:style-name="ce1">
            <text:p>2.5003</text:p>
          </table:table-cell>
          <table:table-cell office:value-type="float" office:value="0.87860483242400622" table:formula="of:=4509/5132" table:style-name="ce1">
            <text:p>0.878604832</text:p>
          </table:table-cell>
          <table:table-cell office:value-type="float" office:value="6.2515000900000013" table:formula="of:=[.C3]^2" table:style-name="ce1">
            <text:p>6.251500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IEMAT-QI</text:p>
          </table:table-cell>
          <table:table-cell office:value-type="float" office:value="0.46739999999999998" table:style-name="ce1">
            <text:p>0.4674</text:p>
          </table:table-cell>
          <table:table-cell office:value-type="float" office:value="5.4714" table:style-name="ce1">
            <text:p>5.4714</text:p>
          </table:table-cell>
          <table:table-cell office:value-type="float" office:value="0.87526743688489517" table:formula="of:=4091/4674" table:style-name="ce1">
            <text:p>0.875267437</text:p>
          </table:table-cell>
          <table:table-cell office:value-type="float" office:value="29.93621796" table:formula="of:=[.C4]^2" table:style-name="ce1">
            <text:p>29.93621796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usionXX</dc:creator>
    <dc:date>2023-07-06T17:35:27Z</dc:date>
    <meta:editing-cycles>1</meta:editing-cycles>
    <meta:editing-duration>PT43163S</meta:editing-duration>
  </office:meta>
</office:document-meta>
</file>